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C46569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3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3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8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7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82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304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3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307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30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3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30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9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9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305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draw:textarea-vertical-align="middle" fo:min-height="0.3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middle" fo:min-height="0.2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0.28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2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middle" fo:min-height="0.28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draw:textarea-vertical-align="middle" fo:min-height="0.2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draw:textarea-vertical-align="middle" fo:min-height="0.302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67in" svg:height="0.3024in" svg:x="2.3598in" svg:y="2.328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3in" svg:height="0.2886in" svg:x="2.5661in" svg:y="2.328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51in" svg:height="0.3024in" svg:x="2.7783in" svg:y="2.328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87in" svg:height="0.298in" svg:x="2.9835in" svg:y="2.328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67in" svg:height="0.298in" svg:x="3.1917in" svg:y="2.328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67in" svg:height="0.298in" svg:x="3.398in" svg:y="2.328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14in" svg:height="0.2933in" svg:x="3.6043in" svg:y="2.328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9in" svg:height="0.298in" svg:x="3.8154in" svg:y="2.32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59in" svg:height="0.2933in" svg:x="4.0209in" svg:y="2.328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51in" svg:height="0.2933in" svg:x="4.2264in" svg:y="2.32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31in" svg:height="0.2886in" svg:x="4.4311in" svg:y="2.32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57in" svg:height="0.2933in" svg:x="4.6339in" svg:y="2.32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51in" svg:height="0.2933in" svg:x="4.8492in" svg:y="2.32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106in" svg:height="0.3079in" svg:x="5.0543in" svg:y="2.317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51in" svg:height="0.3024in" svg:x="5.2646in" svg:y="2.32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6" draw:text-style-name="P6" svg:width="0.2004in" svg:height="0.2894in" svg:x="5.4693in" svg:y="2.3264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7" draw:text-style-name="P6" svg:width="0.2098in" svg:height="0.2878in" svg:x="5.6693in" svg:y="2.3382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7" draw:text-style-name="P6" svg:width="0.2094in" svg:height="0.2878in" svg:x="5.8791in" svg:y="2.3382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8" draw:text-style-name="P6" svg:width="0.2213in" svg:height="0.278in" svg:x="6.0882in" svg:y="2.3382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913in" svg:height="0.2933in" svg:x="6.3091in" svg:y="2.3272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24in" svg:height="0.3024in" svg:x="6.5in" svg:y="2.32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6" draw:text-style-name="P6" svg:width="0.1906in" svg:height="0.2894in" svg:x="6.722in" svg:y="2.331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9" draw:text-style-name="P6" svg:width="0.213in" svg:height="0.2831in" svg:x="6.9126in" svg:y="2.3382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7" draw:text-style-name="P6" svg:width="0.2217in" svg:height="0.2878in" svg:x="7.1252in" svg:y="2.3382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8" draw:text-style-name="P6" svg:width="0.1988in" svg:height="0.278in" svg:x="7.3465in" svg:y="2.3382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4" svg:width="0.2114in" svg:height="0.2933in" svg:x="2.1484in" svg:y="2.328in"><draw:text-box><text:p text:style-name="P3"><text:span text:style-name="T1"><text:a xlink:href="python://get_nama_wajib_pajak(o,0)" xlink:type="simple">0</text:a></text:span></text:p></draw:text-box></draw:frame><draw:frame text:anchor-type="paragraph" draw:z-index="60" draw:style-name="gr14" draw:text-style-name="P11" svg:width="0.1996in" svg:height="0.3071in" svg:x="2.3626in" svg:y="1.9819in"><draw:text-box><text:p text:style-name="P10"><text:span text:style-name="T1"><text:a xlink:href="python://get_npwp_wajib_pajak(o,1)" xlink:type="simple">1</text:a></text:span></text:p></draw:text-box></draw:frame><draw:frame text:anchor-type="paragraph" draw:z-index="61" draw:style-name="gr15" draw:text-style-name="P5" svg:width="0.2142in" svg:height="0.3087in" svg:x="2.7661in" svg:y="1.9819in"><draw:text-box><text:p text:style-name="P10"><text:span text:style-name="T1"><text:a xlink:href="python://get_npwp_wajib_pajak(o,2)" xlink:type="simple">2</text:a></text:span></text:p></draw:text-box></draw:frame><draw:frame text:anchor-type="paragraph" draw:z-index="62" draw:style-name="gr15" draw:text-style-name="P5" svg:width="0.2079in" svg:height="0.3087in" svg:x="2.9799in" svg:y="1.9819in"><draw:text-box><text:p text:style-name="P10"><text:span text:style-name="T1"><text:a xlink:href="python://get_npwp_wajib_pajak(o,3)" xlink:type="simple">3</text:a></text:span></text:p></draw:text-box></draw:frame><draw:frame text:anchor-type="paragraph" draw:z-index="63" draw:style-name="gr16" draw:text-style-name="P5" svg:width="0.2059in" svg:height="0.313in" svg:x="3.1874in" svg:y="1.9819in"><draw:text-box><text:p text:style-name="P10"><text:span text:style-name="T1"><text:a xlink:href="python://get_npwp_wajib_pajak(o,4)" xlink:type="simple">4</text:a></text:span></text:p></draw:text-box></draw:frame><draw:frame text:anchor-type="paragraph" draw:z-index="64" draw:style-name="gr15" draw:text-style-name="P5" svg:width="0.2016in" svg:height="0.3087in" svg:x="3.6102in" svg:y="1.9819in"><draw:text-box><text:p text:style-name="P10"><text:span text:style-name="T1"><text:a xlink:href="python://get_npwp_wajib_pajak(o,5)" xlink:type="simple">5</text:a></text:span></text:p></draw:text-box></draw:frame><draw:frame text:anchor-type="paragraph" draw:z-index="65" draw:style-name="gr15" draw:text-style-name="P5" svg:width="0.2067in" svg:height="0.3087in" svg:x="3.8118in" svg:y="1.9819in"><draw:text-box><text:p text:style-name="P3"><text:span text:style-name="T2"><text:a xlink:href="python://get_npwp_wajib_pajak(o,6)" xlink:type="simple">6</text:a></text:span></text:p></draw:text-box></draw:frame><draw:frame text:anchor-type="paragraph" draw:z-index="66" draw:style-name="gr16" draw:text-style-name="P5" svg:width="0.2197in" svg:height="0.313in" svg:x="4.0181in" svg:y="1.9819in"><draw:text-box><text:p text:style-name="P3"><text:span text:style-name="T2"><text:a xlink:href="python://get_npwp_wajib_pajak(o,7)" xlink:type="simple">7</text:a></text:span></text:p></draw:text-box></draw:frame><draw:frame text:anchor-type="paragraph" draw:z-index="67" draw:style-name="gr16" draw:text-style-name="P5" svg:width="0.2059in" svg:height="0.313in" svg:x="4.4366in" svg:y="1.9819in"><draw:text-box><text:p text:style-name="P3"><text:span text:style-name="T2"><text:a xlink:href="python://get_npwp_wajib_pajak(o,8)" xlink:type="simple">8</text:a></text:span></text:p></draw:text-box></draw:frame><draw:frame text:anchor-type="paragraph" draw:z-index="68" draw:style-name="gr16" draw:text-style-name="P5" svg:width="0.2122in" svg:height="0.313in" svg:x="4.8374in" svg:y="1.9819in"><draw:text-box><text:p text:style-name="P3"><text:span text:style-name="T2"><text:a xlink:href="python://get_npwp_wajib_pajak(o,9)" xlink:type="simple">9</text:a></text:span></text:p></draw:text-box></draw:frame><draw:frame text:anchor-type="paragraph" draw:z-index="69" draw:style-name="gr15" draw:text-style-name="P6" svg:width="0.2087in" svg:height="0.3087in" svg:x="5.0429in" svg:y="1.9819in"><draw:text-box><text:p text:style-name="P3"><text:span text:style-name="T2"><text:a xlink:href="python://get_npwp_wajib_pajak(o,10)" xlink:type="simple">10</text:a></text:span></text:p></draw:text-box></draw:frame><draw:frame text:anchor-type="paragraph" draw:z-index="70" draw:style-name="gr16" draw:text-style-name="P6" svg:width="0.2043in" svg:height="0.313in" svg:x="5.2516in" svg:y="1.9819in"><draw:text-box><text:p text:style-name="P3"><text:span text:style-name="T2"><text:a xlink:href="python://get_npwp_wajib_pajak(o,11)" xlink:type="simple">11</text:a></text:span></text:p></draw:text-box></draw:frame><draw:frame text:anchor-type="paragraph" draw:z-index="71" draw:style-name="gr16" draw:text-style-name="P6" svg:width="0.2114in" svg:height="0.313in" svg:x="5.6661in" svg:y="1.9819in"><draw:text-box><text:p text:style-name="P3"><text:span text:style-name="T2"><text:a xlink:href="python://get_npwp_wajib_pajak(o,12)" xlink:type="simple">12</text:a></text:span></text:p></draw:text-box></draw:frame><draw:frame text:anchor-type="paragraph" draw:z-index="72" draw:style-name="gr15" draw:text-style-name="P6" svg:width="0.2094in" svg:height="0.3087in" svg:x="5.8772in" svg:y="1.9819in"><draw:text-box><text:p text:style-name="P3"><text:span text:style-name="T2"><text:a xlink:href="python://get_npwp_wajib_pajak(o,13)" xlink:type="simple">13</text:a></text:span></text:p></draw:text-box></draw:frame><draw:frame text:anchor-type="paragraph" draw:z-index="73" draw:style-name="gr16" draw:text-style-name="P6" svg:width="0.2094in" svg:height="0.313in" svg:x="6.0862in" svg:y="1.9819in"><draw:text-box><text:p text:style-name="P3"><text:span text:style-name="T2"><text:a xlink:href="python://get_npwp_wajib_pajak(o,14)" xlink:type="simple">14</text:a></text:span></text:p></draw:text-box></draw:frame><draw:frame text:anchor-type="paragraph" draw:z-index="74" draw:style-name="gr17" draw:text-style-name="P11" svg:width="0.2012in" svg:height="0.3094in" svg:x="2.1508in" svg:y="1.9819in"><draw:text-box><text:p text:style-name="P10"><text:span text:style-name="T1"><text:a xlink:href="python://get_npwp_wajib_pajak(o,0)" xlink:type="simple">0</text:a></text:span></text:p></draw:text-box></draw:frame><draw:frame text:anchor-type="paragraph" draw:z-index="75" draw:style-name="gr17" draw:text-style-name="P11" svg:width="0.215in" svg:height="0.3094in" svg:x="3.1783in" svg:y="7.1063in"><draw:text-box><text:p text:style-name="P10"><text:span text:style-name="T1"><text:a xlink:href="python://get_npwp_pemotong_pajak(o,1)" xlink:type="simple">1</text:a></text:span></text:p></draw:text-box></draw:frame><draw:frame text:anchor-type="paragraph" draw:z-index="76" draw:style-name="gr16" draw:text-style-name="P5" svg:width="0.2205in" svg:height="0.313in" svg:x="3.5839in" svg:y="7.1063in"><draw:text-box><text:p text:style-name="P10"><text:span text:style-name="T1"><text:a xlink:href="python://get_npwp_pemotong_pajak(o,2)" xlink:type="simple">2</text:a></text:span></text:p></draw:text-box></draw:frame><draw:frame text:anchor-type="paragraph" draw:z-index="77" draw:style-name="gr18" draw:text-style-name="P5" svg:width="0.2071in" svg:height="0.3004in" svg:x="3.8043in" svg:y="7.1063in"><draw:text-box><text:p text:style-name="P10"><text:span text:style-name="T1"><text:a xlink:href="python://get_npwp_pemotong_pajak(o,3)" xlink:type="simple">3</text:a></text:span></text:p></draw:text-box></draw:frame><draw:frame text:anchor-type="paragraph" draw:z-index="78" draw:style-name="gr19" draw:text-style-name="P5" svg:width="0.2122in" svg:height="0.2961in" svg:x="4.011in" svg:y="7.1071in"><draw:text-box><text:p text:style-name="P10"><text:span text:style-name="T1"><text:a xlink:href="python://get_npwp_pemotong_pajak(o,4)" xlink:type="simple">4</text:a></text:span></text:p></draw:text-box></draw:frame><draw:frame text:anchor-type="paragraph" draw:z-index="79" draw:style-name="gr1" draw:text-style-name="P5" svg:width="0.224in" svg:height="0.3024in" svg:x="4.4161in" svg:y="7.1071in"><draw:text-box><text:p text:style-name="P10"><text:span text:style-name="T1"><text:a xlink:href="python://get_npwp_pemotong_pajak(o,5)" xlink:type="simple">5</text:a></text:span></text:p></draw:text-box></draw:frame><draw:frame text:anchor-type="paragraph" draw:z-index="80" draw:style-name="gr19" draw:text-style-name="P5" svg:width="0.1941in" svg:height="0.2961in" svg:x="4.6398in" svg:y="7.1071in"><draw:text-box><text:p text:style-name="P3"><text:span text:style-name="T2"><text:a xlink:href="python://get_npwp_pemotong_pajak(o,6)" xlink:type="simple">6</text:a></text:span></text:p></draw:text-box></draw:frame><draw:frame text:anchor-type="paragraph" draw:z-index="81" draw:style-name="gr20" draw:text-style-name="P5" svg:width="0.2142in" svg:height="0.2996in" svg:x="4.8335in" svg:y="7.1071in"><draw:text-box><text:p text:style-name="P3"><text:span text:style-name="T2"><text:a xlink:href="python://get_npwp_pemotong_pajak(o,7)" xlink:type="simple">7</text:a></text:span></text:p></draw:text-box></draw:frame><draw:frame text:anchor-type="paragraph" draw:z-index="82" draw:style-name="gr1" draw:text-style-name="P5" svg:width="0.2094in" svg:height="0.3024in" svg:x="5.2555in" svg:y="7.1071in"><draw:text-box><text:p text:style-name="P3"><text:span text:style-name="T2"><text:a xlink:href="python://get_npwp_pemotong_pajak(o,8)" xlink:type="simple">8</text:a></text:span></text:p></draw:text-box></draw:frame><draw:frame text:anchor-type="paragraph" draw:z-index="83" draw:style-name="gr19" draw:text-style-name="P5" svg:width="0.2122in" svg:height="0.2961in" svg:x="5.6516in" svg:y="7.1071in"><draw:text-box><text:p text:style-name="P3"><text:span text:style-name="T2"><text:a xlink:href="python://get_npwp_pemotong_pajak(o,9)" xlink:type="simple">9</text:a></text:span></text:p></draw:text-box></draw:frame><draw:frame text:anchor-type="paragraph" draw:z-index="84" draw:style-name="gr21" draw:text-style-name="P6" svg:width="0.2134in" svg:height="0.3059in" svg:x="5.8634in" svg:y="7.1071in"><draw:text-box><text:p text:style-name="P3"><text:span text:style-name="T2"><text:a xlink:href="python://get_npwp_pemotong_pajak(o,10)" xlink:type="simple">10</text:a></text:span></text:p></draw:text-box></draw:frame><draw:frame text:anchor-type="paragraph" draw:z-index="85" draw:style-name="gr20" draw:text-style-name="P6" svg:width="0.1976in" svg:height="0.2996in" svg:x="6.0764in" svg:y="7.1071in"><draw:text-box><text:p text:style-name="P3"><text:span text:style-name="T2"><text:a xlink:href="python://get_npwp_pemotong_pajak(o,11)" xlink:type="simple">11</text:a></text:span></text:p></draw:text-box></draw:frame><draw:frame text:anchor-type="paragraph" draw:z-index="86" draw:style-name="gr22" draw:text-style-name="P6" svg:width="0.1976in" svg:height="0.3012in" svg:x="6.4937in" svg:y="7.1071in"><draw:text-box><text:p text:style-name="P3"><text:span text:style-name="T2"><text:a xlink:href="python://get_npwp_pemotong_pajak(o,12)" xlink:type="simple">12</text:a></text:span></text:p></draw:text-box></draw:frame><draw:frame text:anchor-type="paragraph" draw:z-index="87" draw:style-name="gr23" draw:text-style-name="P6" svg:width="0.213in" svg:height="0.2976in" svg:x="6.6909in" svg:y="7.1071in"><draw:text-box><text:p text:style-name="P3"><text:span text:style-name="T2"><text:a xlink:href="python://get_npwp_pemotong_pajak(o,13)" xlink:type="simple">13</text:a></text:span></text:p></draw:text-box></draw:frame><draw:frame text:anchor-type="paragraph" draw:z-index="88" draw:style-name="gr23" draw:text-style-name="P6" svg:width="0.2067in" svg:height="0.2976in" svg:x="6.9035in" svg:y="7.1071in"><draw:text-box><text:p text:style-name="P3"><text:span text:style-name="T2"><text:a xlink:href="python://get_npwp_pemotong_pajak(o,14)" xlink:type="simple">14</text:a></text:span></text:p></draw:text-box></draw:frame><draw:frame text:anchor-type="paragraph" draw:z-index="89" draw:style-name="gr19" draw:text-style-name="P11" svg:width="0.2004in" svg:height="0.2961in" svg:x="2.9783in" svg:y="7.1161in"><draw:text-box><text:p text:style-name="P10"><text:span text:style-name="T1"><text:a xlink:href="python://get_npwp_pemotong_pajak(o,0)" xlink:type="simple">0</text:a></text:span></text:p></draw:text-box></draw:frame><draw:frame text:anchor-type="paragraph" draw:z-index="90" draw:style-name="gr24" draw:text-style-name="P4" svg:width="0.2039in" svg:height="0.2898in" svg:x="3.1752in" svg:y="7.4429in"><draw:text-box><text:p text:style-name="P3"><text:span text:style-name="T1"><text:a xlink:href="python://get_nama_pemotong_pajak(o,1)" xlink:type="simple">1</text:a></text:span></text:p></draw:text-box></draw:frame><draw:frame text:anchor-type="paragraph" draw:z-index="91" draw:style-name="gr22" draw:text-style-name="P4" svg:width="0.2094in" svg:height="0.3012in" svg:x="3.3965in" svg:y="7.4311in"><draw:text-box><text:p text:style-name="P3"><text:span text:style-name="T1"><text:a xlink:href="python://get_nama_pemotong_pajak(o,2)" xlink:type="simple">2</text:a></text:span></text:p></draw:text-box></draw:frame><draw:frame text:anchor-type="paragraph" draw:z-index="92" draw:style-name="gr25" draw:text-style-name="P4" svg:width="0.2185in" svg:height="0.2969in" svg:x="3.5819in" svg:y="7.4354in"><draw:text-box><text:p text:style-name="P3"><text:span text:style-name="T1"><text:a xlink:href="python://get_nama_pemotong_pajak(o,3)" xlink:type="simple">3</text:a></text:span></text:p></draw:text-box></draw:frame><draw:frame text:anchor-type="paragraph" draw:z-index="93" draw:style-name="gr25" draw:text-style-name="P4" svg:width="0.2067in" svg:height="0.2969in" svg:x="3.8in" svg:y="7.4354in"><draw:text-box><text:p text:style-name="P3"><text:span text:style-name="T1"><text:a xlink:href="python://get_nama_pemotong_pajak(o,4)" xlink:type="simple">4</text:a></text:span></text:p></draw:text-box></draw:frame><draw:frame text:anchor-type="paragraph" draw:z-index="94" draw:style-name="gr25" draw:text-style-name="P5" svg:width="0.2043in" svg:height="0.2969in" svg:x="4.0063in" svg:y="7.4354in"><draw:text-box><text:p text:style-name="P3"><text:span text:style-name="T2"><text:a xlink:href="python://get_nama_pemotong_pajak(o,5)" xlink:type="simple">5</text:a></text:span></text:p></draw:text-box></draw:frame><draw:frame text:anchor-type="paragraph" draw:z-index="95" draw:style-name="gr25" draw:text-style-name="P5" svg:width="0.2248in" svg:height="0.2969in" svg:x="4.2102in" svg:y="7.4354in"><draw:text-box><text:p text:style-name="P3"><text:span text:style-name="T2"><text:a xlink:href="python://get_nama_pemotong_pajak(o,6)" xlink:type="simple">6</text:a></text:span></text:p></draw:text-box></draw:frame><draw:frame text:anchor-type="paragraph" draw:z-index="96" draw:style-name="gr25" draw:text-style-name="P5" svg:width="0.2043in" svg:height="0.2969in" svg:x="4.4138in" svg:y="7.4354in"><draw:text-box><text:p text:style-name="P3"><text:span text:style-name="T2"><text:a xlink:href="python://get_nama_pemotong_pajak(o,7)" xlink:type="simple">7</text:a></text:span></text:p></draw:text-box></draw:frame><draw:frame text:anchor-type="paragraph" draw:z-index="97" draw:style-name="gr19" draw:text-style-name="P4" svg:width="0.215in" svg:height="0.2961in" svg:x="4.6181in" svg:y="7.4366in"><draw:text-box><text:p text:style-name="P3"><text:span text:style-name="T1"><text:a xlink:href="python://get_nama_pemotong_pajak(o,8)" xlink:type="simple">8</text:a></text:span></text:p></draw:text-box></draw:frame><draw:frame text:anchor-type="paragraph" draw:z-index="98" draw:style-name="gr25" draw:text-style-name="P4" svg:width="0.2043in" svg:height="0.2969in" svg:x="4.8327in" svg:y="7.4354in"><draw:text-box><text:p text:style-name="P3"><text:span text:style-name="T1"><text:a xlink:href="python://get_nama_pemotong_pajak(o,9)" xlink:type="simple">9</text:a></text:span></text:p></draw:text-box></draw:frame><draw:frame text:anchor-type="paragraph" draw:z-index="99" draw:style-name="gr19" draw:text-style-name="P6" svg:width="0.2224in" svg:height="0.2961in" svg:x="5.0366in" svg:y="7.4366in"><draw:text-box><text:p text:style-name="P3"><text:span text:style-name="T1"><text:a xlink:href="python://get_nama_pemotong_pajak(o,10)" xlink:type="simple">10</text:a></text:span></text:p></draw:text-box></draw:frame><draw:frame text:anchor-type="paragraph" draw:z-index="100" draw:style-name="gr19" draw:text-style-name="P6" svg:width="0.2094in" svg:height="0.2961in" svg:x="5.2591in" svg:y="7.4366in"><draw:text-box><text:p text:style-name="P3"><text:span text:style-name="T1"><text:a xlink:href="python://get_nama_pemotong_pajak(o,11)" xlink:type="simple">11</text:a></text:span></text:p></draw:text-box></draw:frame><draw:frame text:anchor-type="paragraph" draw:z-index="101" draw:style-name="gr19" draw:text-style-name="P6" svg:width="0.1858in" svg:height="0.2961in" svg:x="5.4681in" svg:y="7.4366in"><draw:text-box><text:p text:style-name="P3"><text:span text:style-name="T1"><text:a xlink:href="python://get_nama_pemotong_pajak(o,12)" xlink:type="simple">12</text:a></text:span></text:p></draw:text-box></draw:frame><draw:frame text:anchor-type="paragraph" draw:z-index="102" draw:style-name="gr19" draw:text-style-name="P6" svg:width="0.2134in" svg:height="0.2961in" svg:x="5.6535in" svg:y="7.4366in"><draw:text-box><text:p text:style-name="P3"><text:span text:style-name="T1"><text:a xlink:href="python://get_nama_pemotong_pajak(o,13)" xlink:type="simple">13</text:a></text:span></text:p></draw:text-box></draw:frame><draw:frame text:anchor-type="paragraph" draw:z-index="103" draw:style-name="gr19" draw:text-style-name="P6" svg:width="0.2134in" svg:height="0.2961in" svg:x="5.8665in" svg:y="7.4366in"><draw:text-box><text:p text:style-name="P3"><text:span text:style-name="T1"><text:a xlink:href="python://get_nama_pemotong_pajak(o,14)" xlink:type="simple">14</text:a></text:span></text:p></draw:text-box></draw:frame><draw:frame text:anchor-type="paragraph" draw:z-index="104" draw:style-name="gr19" draw:text-style-name="P6" svg:width="0.2067in" svg:height="0.2961in" svg:x="6.0799in" svg:y="7.4366in"><draw:text-box><text:p text:style-name="P3"><text:span text:style-name="T1"><text:a xlink:href="python://get_nama_pemotong_pajak(o,15)" xlink:type="simple">15</text:a></text:span></text:p></draw:text-box></draw:frame><draw:frame text:anchor-type="paragraph" draw:z-index="105" draw:style-name="gr19" draw:text-style-name="P6" svg:width="0.198in" svg:height="0.2961in" svg:x="6.2862in" svg:y="7.4366in"><draw:text-box><text:p text:style-name="P3"><text:span text:style-name="T1"><text:a xlink:href="python://get_nama_pemotong_pajak(o,16)" xlink:type="simple">16</text:a></text:span></text:p></draw:text-box></draw:frame><draw:frame text:anchor-type="paragraph" draw:z-index="106" draw:style-name="gr19" draw:text-style-name="P6" svg:width="0.198in" svg:height="0.2961in" svg:x="6.4917in" svg:y="7.4366in"><draw:text-box><text:p text:style-name="P3"><text:span text:style-name="T1"><text:a xlink:href="python://get_nama_pemotong_pajak(o,17)" xlink:type="simple">17</text:a></text:span></text:p></draw:text-box></draw:frame><draw:frame text:anchor-type="paragraph" draw:z-index="107" draw:style-name="gr19" draw:text-style-name="P6" svg:width="0.213in" svg:height="0.2961in" svg:x="6.6898in" svg:y="7.4366in"><draw:text-box><text:p text:style-name="P3"><text:span text:style-name="T1"><text:a xlink:href="python://get_nama_pemotong_pajak(o,18)" xlink:type="simple">18</text:a></text:span></text:p></draw:text-box></draw:frame><draw:frame text:anchor-type="paragraph" draw:z-index="108" draw:style-name="gr19" draw:text-style-name="P6" svg:width="0.2205in" svg:height="0.2961in" svg:x="6.902in" svg:y="7.4366in"><draw:text-box><text:p text:style-name="P3"><text:span text:style-name="T1"><text:a xlink:href="python://get_nama_pemotong_pajak(o,19)" xlink:type="simple">19</text:a></text:span></text:p></draw:text-box></draw:frame><draw:frame text:anchor-type="paragraph" draw:z-index="109" draw:style-name="gr26" draw:text-style-name="P4" svg:width="0.2213in" svg:height="0.2823in" svg:x="2.972in" svg:y="7.4429in"><draw:text-box><text:p text:style-name="P3"><text:span text:style-name="T1"><text:a xlink:href="python://get_nama_pemotong_pajak(o,0)" xlink:type="simple">0</text:a></text:span></text:p></draw:text-box></draw:frame><draw:frame text:anchor-type="paragraph" draw:z-index="26" draw:style-name="gr10" draw:text-style-name="P5" svg:width="0.2071in" svg:height="0.3043in" svg:x="2.3528in" svg:y="2.661in"><draw:text-box><text:p text:style-name="P3"><text:span text:style-name="T2"><text:a xlink:href="python://get_alamat_wajib_pajak(o,1)" xlink:type="simple">1</text:a></text:span></text:p></draw:text-box></draw:frame><draw:frame text:anchor-type="paragraph" draw:z-index="27" draw:style-name="gr10" draw:text-style-name="P5" svg:width="0.2051in" svg:height="0.3043in" svg:x="2.5598in" svg:y="2.661in"><draw:text-box><text:p text:style-name="P3"><text:span text:style-name="T2"><text:a xlink:href="python://get_alamat_wajib_pajak(o,2)" xlink:type="simple">2</text:a></text:span></text:p></draw:text-box></draw:frame><draw:frame text:anchor-type="paragraph" draw:z-index="28" draw:style-name="gr10" draw:text-style-name="P5" svg:width="0.2252in" svg:height="0.3043in" svg:x="2.7646in" svg:y="2.661in"><draw:text-box><text:p text:style-name="P3"><text:span text:style-name="T2"><text:a xlink:href="python://get_alamat_wajib_pajak(o,3)" xlink:type="simple">3</text:a></text:span></text:p></draw:text-box></draw:frame><draw:frame text:anchor-type="paragraph" draw:z-index="29" draw:style-name="gr10" draw:text-style-name="P5" svg:width="0.2185in" svg:height="0.3043in" svg:x="2.9717in" svg:y="2.661in"><draw:text-box><text:p text:style-name="P3"><text:span text:style-name="T2"><text:a xlink:href="python://get_alamat_wajib_pajak(o,4)" xlink:type="simple">4</text:a></text:span></text:p></draw:text-box></draw:frame><draw:frame text:anchor-type="paragraph" draw:z-index="30" draw:style-name="gr11" draw:text-style-name="P5" svg:width="0.2067in" svg:height="0.3039in" svg:x="3.1898in" svg:y="2.6618in"><draw:text-box><text:p text:style-name="P3"><text:span text:style-name="T2"><text:a xlink:href="python://get_alamat_wajib_pajak(o,5)" xlink:type="simple">5</text:a></text:span></text:p></draw:text-box></draw:frame><draw:frame text:anchor-type="paragraph" draw:z-index="31" draw:style-name="gr11" draw:text-style-name="P5" svg:width="0.2059in" svg:height="0.3039in" svg:x="3.3957in" svg:y="2.6618in"><draw:text-box><text:p text:style-name="P3"><text:span text:style-name="T2"><text:a xlink:href="python://get_alamat_wajib_pajak(o,6)" xlink:type="simple">6</text:a></text:span></text:p></draw:text-box></draw:frame><draw:frame text:anchor-type="paragraph" draw:z-index="32" draw:style-name="gr11" draw:text-style-name="P5" svg:width="0.2043in" svg:height="0.3039in" svg:x="3.6016in" svg:y="2.6618in"><draw:text-box><text:p text:style-name="P3"><text:span text:style-name="T2"><text:a xlink:href="python://get_alamat_wajib_pajak(o,7)" xlink:type="simple">7</text:a></text:span></text:p></draw:text-box></draw:frame><draw:frame text:anchor-type="paragraph" draw:z-index="33" draw:style-name="gr11" draw:text-style-name="P5" svg:width="0.2059in" svg:height="0.3039in" svg:x="3.8055in" svg:y="2.6618in"><draw:text-box><text:p text:style-name="P3"><text:span text:style-name="T2"><text:a xlink:href="python://get_alamat_wajib_pajak(o,8)" xlink:type="simple">8</text:a></text:span></text:p></draw:text-box></draw:frame><draw:frame text:anchor-type="paragraph" draw:z-index="34" draw:style-name="gr11" draw:text-style-name="P5" svg:width="0.2134in" svg:height="0.3039in" svg:x="4.011in" svg:y="2.6618in"><draw:text-box><text:p text:style-name="P3"><text:span text:style-name="T2"><text:a xlink:href="python://get_alamat_wajib_pajak(o,9)" xlink:type="simple">9</text:a></text:span></text:p></draw:text-box></draw:frame><draw:frame text:anchor-type="paragraph" draw:z-index="35" draw:style-name="gr11" draw:text-style-name="P6" svg:width="0.2122in" svg:height="0.3039in" svg:x="4.2244in" svg:y="2.6618in"><draw:text-box><text:p text:style-name="P3"><text:span text:style-name="T2"><text:a xlink:href="python://get_alamat_wajib_pajak(o,10)" xlink:type="simple">10</text:a></text:span></text:p></draw:text-box></draw:frame><draw:frame text:anchor-type="paragraph" draw:z-index="36" draw:style-name="gr11" draw:text-style-name="P6" svg:width="0.2071in" svg:height="0.3039in" svg:x="4.4346in" svg:y="2.6618in"><draw:text-box><text:p text:style-name="P3"><text:span text:style-name="T2"><text:a xlink:href="python://get_alamat_wajib_pajak(o,11)" xlink:type="simple">11</text:a></text:span></text:p></draw:text-box></draw:frame><draw:frame text:anchor-type="paragraph" draw:z-index="37" draw:style-name="gr11" draw:text-style-name="P6" svg:width="0.2134in" svg:height="0.3039in" svg:x="4.6417in" svg:y="2.6618in"><draw:text-box><text:p text:style-name="P3"><text:span text:style-name="T2"><text:a xlink:href="python://get_alamat_wajib_pajak(o,12)" xlink:type="simple">12</text:a></text:span></text:p></draw:text-box></draw:frame><draw:frame text:anchor-type="paragraph" draw:z-index="38" draw:style-name="gr11" draw:text-style-name="P6" svg:width="0.1988in" svg:height="0.3039in" svg:x="4.8547in" svg:y="2.6618in"><draw:text-box><text:p text:style-name="P3"><text:span text:style-name="T2"><text:a xlink:href="python://get_alamat_wajib_pajak(o,13)" xlink:type="simple">13</text:a></text:span></text:p></draw:text-box></draw:frame><draw:frame text:anchor-type="paragraph" draw:z-index="39" draw:style-name="gr11" draw:text-style-name="P6" svg:width="0.215in" svg:height="0.3039in" svg:x="5.0535in" svg:y="2.6618in"><draw:text-box><text:p text:style-name="P3"><text:span text:style-name="T2"><text:a xlink:href="python://get_alamat_wajib_pajak(o,14)" xlink:type="simple">14</text:a></text:span></text:p></draw:text-box></draw:frame><draw:frame text:anchor-type="paragraph" draw:z-index="40" draw:style-name="gr11" draw:text-style-name="P6" svg:width="0.198in" svg:height="0.3039in" svg:x="5.2673in" svg:y="2.6618in"><draw:text-box><text:p text:style-name="P3"><text:span text:style-name="T2"><text:a xlink:href="python://get_alamat_wajib_pajak(o,15)" xlink:type="simple">15</text:a></text:span></text:p></draw:text-box></draw:frame><draw:frame text:anchor-type="paragraph" draw:z-index="41" draw:style-name="gr11" draw:text-style-name="P6" svg:width="0.2142in" svg:height="0.3039in" svg:x="5.4654in" svg:y="2.6618in"><draw:text-box><text:p text:style-name="P3"><text:span text:style-name="T2"><text:a xlink:href="python://get_alamat_wajib_pajak(o,16)" xlink:type="simple">16</text:a></text:span></text:p></draw:text-box></draw:frame><draw:frame text:anchor-type="paragraph" draw:z-index="42" draw:style-name="gr11" draw:text-style-name="P6" svg:width="0.2024in" svg:height="0.3039in" svg:x="5.6791in" svg:y="2.6618in"><draw:text-box><text:p text:style-name="P3"><text:span text:style-name="T2"><text:a xlink:href="python://get_alamat_wajib_pajak(o,17)" xlink:type="simple">17</text:a></text:span></text:p></draw:text-box></draw:frame><draw:frame text:anchor-type="paragraph" draw:z-index="43" draw:style-name="gr11" draw:text-style-name="P6" svg:width="0.198in" svg:height="0.3039in" svg:x="5.902in" svg:y="2.6618in"><draw:text-box><text:p text:style-name="P3"><text:span text:style-name="T2"><text:a xlink:href="python://get_alamat_wajib_pajak(o,18)" xlink:type="simple">18</text:a></text:span></text:p></draw:text-box></draw:frame><draw:frame text:anchor-type="paragraph" draw:z-index="44" draw:style-name="gr11" draw:text-style-name="P6" svg:width="0.2067in" svg:height="0.3039in" svg:x="6.0992in" svg:y="2.6618in"><draw:text-box><text:p text:style-name="P3"><text:span text:style-name="T2"><text:a xlink:href="python://get_alamat_wajib_pajak(o,19)" xlink:type="simple">19</text:a></text:span></text:p></draw:text-box></draw:frame><draw:frame text:anchor-type="paragraph" draw:z-index="45" draw:style-name="gr11" draw:text-style-name="P6" svg:width="0.2071in" svg:height="0.3039in" svg:x="6.3055in" svg:y="2.6618in"><draw:text-box><text:p text:style-name="P3"><text:span text:style-name="T2"><text:a xlink:href="python://get_alamat_wajib_pajak(o,20)" xlink:type="simple">20</text:a></text:span></text:p></draw:text-box></draw:frame><draw:frame text:anchor-type="paragraph" draw:z-index="46" draw:style-name="gr11" draw:text-style-name="P6" svg:width="0.2134in" svg:height="0.3039in" svg:x="6.5126in" svg:y="2.6618in"><draw:text-box><text:p text:style-name="P3"><text:span text:style-name="T2"><text:a xlink:href="python://get_alamat_wajib_pajak(o,21)" xlink:type="simple">21</text:a></text:span></text:p></draw:text-box></draw:frame><draw:frame text:anchor-type="paragraph" draw:z-index="47" draw:style-name="gr11" draw:text-style-name="P6" svg:width="0.2071in" svg:height="0.3039in" svg:x="6.7256in" svg:y="2.6618in"><draw:text-box><text:p text:style-name="P3"><text:span text:style-name="T2"><text:a xlink:href="python://get_alamat_wajib_pajak(o,22)" xlink:type="simple">22</text:a></text:span></text:p></draw:text-box></draw:frame><draw:frame text:anchor-type="paragraph" draw:z-index="48" draw:style-name="gr11" draw:text-style-name="P6" svg:width="0.2067in" svg:height="0.3039in" svg:x="6.9327in" svg:y="2.6618in"><draw:text-box><text:p text:style-name="P3"><text:span text:style-name="T2"><text:a xlink:href="python://get_alamat_wajib_pajak(o,23)" xlink:type="simple">23</text:a></text:span></text:p></draw:text-box></draw:frame><draw:frame text:anchor-type="paragraph" draw:z-index="49" draw:style-name="gr11" draw:text-style-name="P6" svg:width="0.2067in" svg:height="0.3039in" svg:x="7.139in" svg:y="2.6618in"><draw:text-box><text:p text:style-name="P3"><text:span text:style-name="T2"><text:a xlink:href="python://get_alamat_wajib_pajak(o,24)" xlink:type="simple">24</text:a></text:span></text:p></draw:text-box></draw:frame><draw:frame text:anchor-type="paragraph" draw:z-index="50" draw:style-name="gr11" draw:text-style-name="P6" svg:width="0.2059in" svg:height="0.3039in" svg:x="7.3453in" svg:y="2.6618in"><draw:text-box><text:p text:style-name="P3"><text:span text:style-name="T2"><text:a xlink:href="python://get_alamat_wajib_pajak(o,25)" xlink:type="simple">25</text:a></text:span></text:p></draw:text-box></draw:frame><draw:frame text:anchor-type="paragraph" draw:z-index="51" draw:style-name="gr11" draw:text-style-name="P5" svg:width="0.2012in" svg:height="0.3039in" svg:x="2.152in" svg:y="2.6618in"><draw:text-box><text:p text:style-name="P3"><text:span text:style-name="T2"><text:a xlink:href="python://get_alamat_wajib_pajak(o,0)" xlink:type="simple">0</text:a></text:span></text:p></draw:text-box></draw:frame><draw:frame text:anchor-type="paragraph" draw:z-index="116" draw:style-name="gr26" draw:text-style-name="P4" svg:width="0.2098in" svg:height="0.2823in" svg:x="3.3811in" svg:y="7.7728in"><draw:text-box><text:p text:style-name="P3"><text:span text:style-name="T1"><text:a xlink:href="python://get_nama_pemotong_pajak(o,22)" xlink:type="simple">22</text:a></text:span></text:p></draw:text-box></draw:frame><draw:frame text:anchor-type="paragraph" draw:z-index="117" draw:style-name="gr26" draw:text-style-name="P4" svg:width="0.2142in" svg:height="0.2823in" svg:x="3.5909in" svg:y="7.7728in"><draw:text-box><text:p text:style-name="P3"><text:span text:style-name="T1"><text:a xlink:href="python://get_nama_pemotong_pajak(o,23)" xlink:type="simple">23</text:a></text:span></text:p></draw:text-box></draw:frame><draw:frame text:anchor-type="paragraph" draw:z-index="118" draw:style-name="gr26" draw:text-style-name="P4" svg:width="0.2114in" svg:height="0.2823in" svg:x="3.8047in" svg:y="7.7728in"><draw:text-box><text:p text:style-name="P3"><text:span text:style-name="T1"><text:a xlink:href="python://get_nama_pemotong_pajak(o,24)" xlink:type="simple">24</text:a></text:span></text:p></draw:text-box></draw:frame><draw:frame text:anchor-type="paragraph" draw:z-index="119" draw:style-name="gr26" draw:text-style-name="P5" svg:width="0.2039in" svg:height="0.2823in" svg:x="4.0161in" svg:y="7.7728in"><draw:text-box><text:p text:style-name="P3"><text:span text:style-name="T2"><text:a xlink:href="python://get_nama_pemotong_pajak(o,25)" xlink:type="simple">25</text:a></text:span></text:p></draw:text-box></draw:frame><draw:frame text:anchor-type="paragraph" draw:z-index="120" draw:style-name="gr26" draw:text-style-name="P5" svg:width="0.2067in" svg:height="0.2823in" svg:x="4.2193in" svg:y="7.7728in"><draw:text-box><text:p text:style-name="P3"><text:span text:style-name="T2"><text:a xlink:href="python://get_nama_pemotong_pajak(o,26)" xlink:type="simple">26</text:a></text:span></text:p></draw:text-box></draw:frame><draw:frame text:anchor-type="paragraph" draw:z-index="121" draw:style-name="gr26" draw:text-style-name="P5" svg:width="0.2059in" svg:height="0.2823in" svg:x="4.4256in" svg:y="7.7728in"><draw:text-box><text:p text:style-name="P3"><text:span text:style-name="T2"><text:a xlink:href="python://get_nama_pemotong_pajak(o,27)" xlink:type="simple">27</text:a></text:span></text:p></draw:text-box></draw:frame><draw:frame text:anchor-type="paragraph" draw:z-index="122" draw:style-name="gr27" draw:text-style-name="P4" svg:width="0.2157in" svg:height="0.2807in" svg:x="4.6311in" svg:y="7.7752in"><draw:text-box><text:p text:style-name="P3"><text:span text:style-name="T1"><text:a xlink:href="python://get_nama_pemotong_pajak(o,28)" xlink:type="simple">28</text:a></text:span></text:p></draw:text-box></draw:frame><draw:frame text:anchor-type="paragraph" draw:z-index="123" draw:style-name="gr26" draw:text-style-name="P4" svg:width="0.2039in" svg:height="0.2823in" svg:x="4.8465in" svg:y="7.7728in"><draw:text-box><text:p text:style-name="P3"><text:span text:style-name="T1"><text:a xlink:href="python://get_nama_pemotong_pajak(o,29)" xlink:type="simple">29</text:a></text:span></text:p></draw:text-box></draw:frame><draw:frame text:anchor-type="paragraph" draw:z-index="124" draw:style-name="gr27" draw:text-style-name="P6" svg:width="0.2051in" svg:height="0.2807in" svg:x="5.05in" svg:y="7.7752in"><draw:text-box><text:p text:style-name="P3"><text:span text:style-name="T1"><text:a xlink:href="python://get_nama_pemotong_pajak(o,30)" xlink:type="simple">30</text:a></text:span></text:p></draw:text-box></draw:frame><draw:frame text:anchor-type="paragraph" draw:z-index="125" draw:style-name="gr27" draw:text-style-name="P6" svg:width="0.2106in" svg:height="0.2807in" svg:x="5.2547in" svg:y="7.7752in"><draw:text-box><text:p text:style-name="P3"><text:span text:style-name="T1"><text:a xlink:href="python://get_nama_pemotong_pajak(o,31)" xlink:type="simple">31</text:a></text:span></text:p></draw:text-box></draw:frame><draw:frame text:anchor-type="paragraph" draw:z-index="126" draw:style-name="gr27" draw:text-style-name="P6" svg:width="0.1862in" svg:height="0.2807in" svg:x="5.4654in" svg:y="7.7752in"><draw:text-box><text:p text:style-name="P3"><text:span text:style-name="T1"><text:a xlink:href="python://get_nama_pemotong_pajak(o,32)" xlink:type="simple">32</text:a></text:span></text:p></draw:text-box></draw:frame><draw:frame text:anchor-type="paragraph" draw:z-index="127" draw:style-name="gr27" draw:text-style-name="P6" svg:width="0.1933in" svg:height="0.2807in" svg:x="5.6728in" svg:y="7.7752in"><draw:text-box><text:p text:style-name="P3"><text:span text:style-name="T1"><text:a xlink:href="python://get_nama_pemotong_pajak(o,33)" xlink:type="simple">33</text:a></text:span></text:p></draw:text-box></draw:frame><draw:frame text:anchor-type="paragraph" draw:z-index="128" draw:style-name="gr27" draw:text-style-name="P6" svg:width="0.215in" svg:height="0.2807in" svg:x="5.8661in" svg:y="7.7752in"><draw:text-box><text:p text:style-name="P3"><text:span text:style-name="T1"><text:a xlink:href="python://get_nama_pemotong_pajak(o,34)" xlink:type="simple">34</text:a></text:span></text:p></draw:text-box></draw:frame><draw:frame text:anchor-type="paragraph" draw:z-index="129" draw:style-name="gr27" draw:text-style-name="P6" svg:width="0.2079in" svg:height="0.2807in" svg:x="6.0807in" svg:y="7.7752in"><draw:text-box><text:p text:style-name="P3"><text:span text:style-name="T1"><text:a xlink:href="python://get_nama_pemotong_pajak(o,35)" xlink:type="simple">35</text:a></text:span></text:p></draw:text-box></draw:frame><draw:frame text:anchor-type="paragraph" draw:z-index="130" draw:style-name="gr27" draw:text-style-name="P6" svg:width="0.1988in" svg:height="0.2807in" svg:x="6.2882in" svg:y="7.7752in"><draw:text-box><text:p text:style-name="P3"><text:span text:style-name="T1"><text:a xlink:href="python://get_nama_pemotong_pajak(o,36)" xlink:type="simple">36</text:a></text:span></text:p></draw:text-box></draw:frame><draw:frame text:anchor-type="paragraph" draw:z-index="131" draw:style-name="gr27" draw:text-style-name="P6" svg:width="0.1988in" svg:height="0.2807in" svg:x="6.4953in" svg:y="7.7752in"><draw:text-box><text:p text:style-name="P3"><text:span text:style-name="T1"><text:a xlink:href="python://get_nama_pemotong_pajak(o,37)" xlink:type="simple">37</text:a></text:span></text:p></draw:text-box></draw:frame><draw:frame text:anchor-type="paragraph" draw:z-index="132" draw:style-name="gr27" draw:text-style-name="P6" svg:width="0.2142in" svg:height="0.2807in" svg:x="6.6937in" svg:y="7.7752in"><draw:text-box><text:p text:style-name="P3"><text:span text:style-name="T1"><text:a xlink:href="python://get_nama_pemotong_pajak(o,38)" xlink:type="simple">38</text:a></text:span></text:p></draw:text-box></draw:frame><draw:frame text:anchor-type="paragraph" draw:z-index="133" draw:style-name="gr27" draw:text-style-name="P6" svg:width="0.2217in" svg:height="0.2807in" svg:x="6.9075in" svg:y="7.7752in"><draw:text-box><text:p text:style-name="P3"><text:span text:style-name="T1"><text:a xlink:href="python://get_nama_pemotong_pajak(o,39)" xlink:type="simple">39</text:a></text:span></text:p></draw:text-box></draw:frame><draw:frame text:anchor-type="paragraph" draw:z-index="134" draw:style-name="gr21" draw:text-style-name="P4" svg:width="0.1949in" svg:height="0.3059in" svg:x="2.9819in" svg:y="7.7602in"><draw:text-box><text:p text:style-name="P3"><text:span text:style-name="T1"><text:a xlink:href="python://get_nama_pemotong_pajak(o,20)" xlink:type="simple">20</text:a></text:span></text:p></draw:text-box></draw:frame><draw:frame text:anchor-type="paragraph" draw:z-index="135" draw:style-name="gr28" draw:text-style-name="P4" svg:width="0.2051in" svg:height="0.3031in" svg:x="3.1764in" svg:y="7.7634in"><draw:text-box><text:p text:style-name="P3"><text:span text:style-name="T1"><text:a xlink:href="python://get_nama_pemotong_pajak(o,21)" xlink:type="simple">21</text:a></text:span></text:p></draw:text-box></draw:frame><draw:frame text:anchor-type="paragraph" draw:z-index="52" draw:style-name="gr12" draw:text-style-name="P7" svg:width="7.4421in" svg:height="0.2169in" svg:x="0.0807in" svg:y="3.278in"><draw:text-box><text:p><text:span text:style-name="T3"><text:a xlink:href="python://compute_matrix_line(o.line_ids)" xlink:type="simple">COMPUTE MATRIX</text:a></text:span></text:p></draw:text-box></draw:frame><draw:frame text:anchor-type="paragraph" draw:z-index="54" draw:style-name="gr13" draw:text-style-name="P7" svg:width="2.0634in" svg:height="1.0024in" svg:x="2.5626in" svg:y="4.3925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55" draw:style-name="gr13" draw:text-style-name="P7" svg:width="2.0697in" svg:height="0.8276in" svg:x="2.5626in" svg:y="3.5654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56" draw:style-name="gr13" draw:text-style-name="P7" svg:width="2.0898in" svg:height="1.0157in" svg:x="5.4437in" svg:y="4.3925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57" draw:style-name="gr13" draw:text-style-name="P7" svg:width="2.0768in" svg:height="0.8276in" svg:x="5.4528in" svg:y="3.5654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58" draw:style-name="gr13" draw:text-style-name="P7" svg:width="2.0835in" svg:height="0.365in" svg:x="5.45in" svg:y="5.4075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59" draw:style-name="gr12" draw:text-style-name="P7" svg:width="6.5598in" svg:height="0.1933in" svg:x="0.9693in" svg:y="5.84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10" draw:style-name="gr13" draw:text-style-name="P7" svg:width="2.1697in" svg:height="0.1835in" svg:x="4.452in" svg:y="8.8925in"><draw:text-box><text:p text:style-name="P3"><text:span text:style-name="T4"><text:a xlink:href="python://o.ttd_id.name" xlink:type="simple">TTD</text:a></text:span></text:p></draw:text-box></draw:frame><draw:frame text:anchor-type="paragraph" draw:z-index="111" draw:style-name="gr13" draw:text-style-name="P7" svg:width="1.0205in" svg:height="0.1835in" svg:x="3.689in" svg:y="6.4965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12" draw:style-name="gr13" draw:text-style-name="P7" svg:width="1.148in" svg:height="0.1835in" svg:x="4.8083in" svg:y="6.494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13" draw:style-name="gr13" draw:text-style-name="P7" svg:width="0.3142in" svg:height="0.1835in" svg:x="6.202in" svg:y="6.497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3" draw:style-name="gr13" draw:text-style-name="P7" svg:width="1.974in" svg:height="0.1835in" svg:x="3.0535in" svg:y="1.6417in"><draw:text-box><text:p text:style-name="P3"><text:span text:style-name="T4"><text:a xlink:href="python://o.name" xlink:type="simple">NOMOR</text:a></text:span></text:p></draw:text-box></draw:frame><draw:frame text:anchor-type="paragraph" draw:z-index="114" draw:style-name="gr13" draw:text-style-name="P12" svg:width="0.8276in" svg:height="1.0094in" svg:x="4.6319in" svg:y="4.3925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15" draw:style-name="gr13" draw:text-style-name="P12" svg:width="0.8213in" svg:height="0.8335in" svg:x="4.6319in" svg:y="3.5654in"><draw:text-box><text:p text:style-name="P3"><text:span text:style-name="T4"><text:a xlink:href="python://get_matrix_line(1).get('tarif_persen',%20%22%22)" xlink:type="simple">TP_1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C46569A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03T17:34:58.013769455</dc:date>
    <meta:editing-duration>PT11H22M22S</meta:editing-duration>
    <meta:editing-cycles>133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